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e60eb"/>
    </style:style>
    <style:style style:name="P3" style:family="paragraph" style:parent-style-name="Standard">
      <style:paragraph-properties fo:text-align="justify" style:justify-single-word="false"/>
      <style:text-properties officeooo:paragraph-rsid="001f7d6d"/>
    </style:style>
    <style:style style:name="P4" style:family="paragraph" style:parent-style-name="Standard">
      <style:text-properties officeooo:rsid="001e325f" officeooo:paragraph-rsid="001e325f"/>
    </style:style>
    <style:style style:name="P5" style:family="paragraph" style:parent-style-name="Normal_20__28_Web_29_">
      <style:paragraph-properties fo:margin-top="0cm" fo:margin-bottom="0.635cm" style:contextual-spacing="false" fo:text-align="justify" style:justify-single-word="false"/>
    </style:style>
    <style:style style:name="P6" style:family="paragraph" style:parent-style-name="Normal_20__28_Web_29_">
      <style:paragraph-properties fo:margin-top="0.212cm" fo:margin-bottom="0.212cm" style:contextual-spacing="false" fo:text-align="justify" style:justify-single-word="false"/>
    </style:style>
    <style:style style:name="P7" style:family="paragraph" style:parent-style-name="Standard">
      <style:paragraph-properties fo:text-align="justify" style:justify-single-word="false"/>
      <style:text-properties officeooo:paragraph-rsid="00201cbd"/>
    </style:style>
    <style:style style:name="P8" style:family="paragraph" style:parent-style-name="Standard">
      <style:paragraph-properties fo:text-align="justify" style:justify-single-word="false"/>
      <style:text-properties officeooo:paragraph-rsid="001e325f"/>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3f780"/>
    </style:style>
    <style:style style:name="P11" style:family="paragraph" style:parent-style-name="Standard">
      <style:paragraph-properties fo:text-align="justify" style:justify-single-word="false"/>
      <style:text-properties officeooo:paragraph-rsid="00241fc0"/>
    </style:style>
    <style:style style:name="P12" style:family="paragraph" style:parent-style-name="Standard">
      <style:paragraph-properties fo:text-align="justify" style:justify-single-word="false"/>
      <style:text-properties officeooo:paragraph-rsid="002576df"/>
    </style:style>
    <style:style style:name="P13" style:family="paragraph" style:parent-style-name="Standard">
      <style:text-properties fo:font-weight="bold" style:font-weight-asian="bold" style:font-name-complex="Calibri1"/>
    </style:style>
    <style:style style:name="P14" style:family="paragraph" style:parent-style-name="Standard">
      <style:text-properties fo:font-weight="bold" officeooo:rsid="00201cbd" officeooo:paragraph-rsid="00201cbd" style:font-weight-asian="bold"/>
    </style:style>
    <style:style style:name="P15" style:family="paragraph" style:parent-style-name="Standard">
      <style:paragraph-properties fo:margin-top="0cm" fo:margin-bottom="0.282cm" style:contextual-spacing="false" fo:break-before="page"/>
    </style:style>
    <style:style style:name="T1" style:family="text">
      <style:text-properties fo:font-weight="bold" style:font-weight-asian="bold"/>
    </style:style>
    <style:style style:name="T2" style:family="text">
      <style:text-properties fo:font-weight="bold" style:font-weight-asian="bold" style:font-name-complex="Calibri1"/>
    </style:style>
    <style:style style:name="T3" style:family="text">
      <style:text-properties fo:font-weight="bold" style:font-weight-asian="bold" style:font-weight-complex="bold"/>
    </style:style>
    <style:style style:name="T4" style:family="text">
      <style:text-properties style:font-name="Calibri" fo:font-size="11pt" style:font-size-asian="11pt" style:font-name-complex="Calibri1" style:font-size-complex="11pt"/>
    </style:style>
    <style:style style:name="T5" style:family="text">
      <style:text-properties style:font-name="Calibri" fo:font-size="11pt" fo:background-color="transparent" loext:char-shading-value="0" style:font-size-asian="11pt" style:font-name-complex="Calibri1" style:font-size-complex="11pt"/>
    </style:style>
    <style:style style:name="T6" style:family="text">
      <style:text-properties fo:color="#000000" loext:opacity="100%" style:font-name-complex="Calibri1"/>
    </style:style>
    <style:style style:name="T7" style:family="text">
      <style:text-properties fo:font-style="italic" style:font-style-asian="italic" style:font-style-complex="italic"/>
    </style:style>
    <style:style style:name="T8" style:family="text">
      <style:text-properties style:font-name="Calibri Light" fo:font-size="11pt" style:font-size-asian="11pt" style:font-name-complex="Calibri Light1" style:font-size-complex="11pt"/>
    </style:style>
    <style:style style:name="T9" style:family="text">
      <style:text-properties fo:font-size="11pt" style:font-size-asian="11pt" style:font-size-complex="11pt"/>
    </style:style>
    <style:style style:name="T10" style:family="text">
      <style:text-properties fo:color="#333333" loext:opacity="100%" style:font-name="Calibri Light" fo:font-size="11pt" style:font-size-asian="11pt" style:font-name-complex="Calibri Light1" style:font-size-complex="11pt"/>
    </style:style>
    <style:style style:name="T11" style:family="text">
      <style:text-properties officeooo:rsid="001f7d6d"/>
    </style:style>
    <style:style style:name="T12" style:family="text">
      <style:text-properties officeooo:rsid="002205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2"><text:span text:style-name="T1">Exercice 1 : Lisez cette préface au rapport sur le bien-être en France. Dé</text:span><text:span text:style-name="T2">coupez ce texte en 4 paragraphes et justifiez votre choix.</text:span></text:p>
      <text:p text:style-name="P7" loext:marker-style-name="T2"><text:span text:style-name="fontstyle01"><text:span text:style-name="T4">Depuis sa création, il y a quatre ans, l’Observatoire du bien-être se donne la mission de scruter le bien-être des Français : ses racines, ses différentes facettes et son évolution. Bonheur privé</text:span></text:span><text:span text:style-name="T6"> </text:span><text:span text:style-name="fontstyle01"><text:span text:style-name="T4">et malheur public, lien entre optimisme et comportement politique, rapport à l’argent et à l’économie, influence de l’âge, du genre et de la stratification sociale, réaction à la conjoncture</text:span></text:span><text:span text:style-name="T6"> </text:span><text:span text:style-name="fontstyle01"><text:span text:style-name="T4">économique et aux changements politiques, nous suivons ces questions et en rendons compte à l’occasion de nos notes et de nos publications régulières. Nous illustrons également ces tendances à l’aide de notre tableau de bord en ligne. Le présent rapport vise à donner une image de cette activité, et ce faisant, à dresser un portrait de la France au prisme du bien-être subjectif. </text:span></text:span></text:p>
      <text:p text:style-name="P10" loext:marker-style-name="T2"><text:span text:style-name="fontstyle01"><text:span text:style-name="T5">Travailler et aimer, les deux sources du bonheur selon Freud occupent une place prépondérante dans ce </text:span></text:span><text:span text:style-name="fontstyle01"><text:span text:style-name="T4">rapport qui fait une large part à la sphère professionnelle et aux liens interpersonnels et sociaux. Le travail, d’abord, qui joue un rôle primordial dans la satisfaction, non seulement à cause du revenu qu’il procure, mais aussi par les relations sociales qu’il occasionne et du sens qu’il donne à l’activité individuelle. C’est d’ailleurs surtout à travers la sphère professionnelle que le</text:span></text:span><text:span text:style-name="T6"> </text:span><text:span text:style-name="fontstyle01"><text:span text:style-name="T4">niveau d’éducation contribue à la satisfaction, même si éducation et confiance entretiennent un lien plus direct. On constate hélas que dans le domaine du travail, peut-être plus que dans tout autre, le célèbre « déficit de bonheur français » s’exprime à travers un niveau d’insatisfaction plus élevé que chez nos voisins européens. </text:span></text:span></text:p>
      <text:p text:style-name="P10" loext:marker-style-name="T2"><text:span text:style-name="fontstyle01"><text:span text:style-name="T4">Les Français se montrent particulièrement insatisfaits de leur rémunération et des perspectives de carrière offertes par leur entreprise. Et quand ils jugent leur vie professionnelle dans son ensemble, l’insatisfaction est visible chez toutes les catégories socio-professionnelles, hormis les cadres. C’est peut-être pourquoi, à l’inverse de nombreux pays, le passage à la retraite ne semble pas constituer en France une charnière difficile, de nature à provoquer une baisse de bien-être, même s’il occasionne une perte de revenu. Pour les chômeurs, il représente même une sortie de la précarité et du stigmate, nettement favorable au bien-être. </text:span></text:span></text:p>
      <text:p text:style-name="P8" loext:marker-style-name="T2"><text:span text:style-name="fontstyle01"><text:span text:style-name="T4">Les liens sociaux et privés ensuite, dont on mesure l’importance, en creux, par le sentiment de solitude particulièrement délétère qui s’exprime dans certaines communes du territoire français. À cet égard, les dix dernières années ont peut-être été celles du triomphe de la géographie, avec la prise de conscience de l’importance de l’environnement immédiat des personnes. C’est en effet dans les territoires en déclin démographique, d’où la vie sociale se retire, que l’on a vu récemment se manifester des signes de fort mécontentement : insatisfaction, abstention électorale, et manifestations de Gilets jaunes.</text:span></text:span></text:p>
      <text:p text:style-name="P13" loext:marker-style-name="T2"/>
      <text:p text:style-name="P14" loext:marker-style-name="T1">Paragraphe 1 : <text:span text:style-name="T12">Introduction, mettant en contexte <text:s/></text:span></text:p>
      <text:p text:style-name="P14" loext:marker-style-name="T1">paragraphe 2 : <text:span text:style-name="T12">Présente le travail de Freud pour introduire les 2 paragraphes suivants sur travailler ( 3ème paragraphe) et amour (4ème paragraphe)</text:span></text:p>
      <text:p text:style-name="P14" loext:marker-style-name="T1">Paragraphe 3 : <text:span text:style-name="T12">Parle de la sphère professionnelle</text:span></text:p>
      <text:p text:style-name="P14" loext:marker-style-name="T1">Paragraphe 4: <text:span text:style-name="T12">parle de la partie liens sociaux et privé (la partie amour de la théorie de Freud)</text:span></text:p>
      <text:p text:style-name="P14" loext:marker-style-name="T1"/>
      <text:p text:style-name="P15" loext:marker-style-name="T1"><text:span text:style-name="T1">Exercice 2 : prenez connaissance de cette introduction (rapport de stage Lpro). Comptez le nombre de paragraphes. Proposez un découpage moins fragmenté et plus logique.</text:span><text:span text:style-name="T1"/></text:p>
      <text:p text:style-name="P11" loext:marker-style-name="T7"><text:span text:style-name="T7">J’ai réalisé mon stage à l’usine de production de peinture AkzoNobel de Montataire. Cette entreprise produit de la peinture en grande quantité. Les volumes de production ainsi que les stocks de matières premières sont considérables. </text:span></text:p>
      <text:p text:style-name="P11" loext:marker-style-name="T7"><text:span text:style-name="T7">La fabrication de peinture suit une composition précise. Chaque matière première doit être mesurée très précisément.Tout écart ou erreur va impacter la qualité du produit.Si cela se produit, des ajustements seront effectués afin que le produit livré aux clients soit parfait. Il faut également prendre en considération le coût des erreurs pour la société. Ces erreurs sont provoquées par différents facteurs.</text:span></text:p>
      <text:p text:style-name="P1" loext:marker-style-name="T7"><text:span text:style-name="T7">Mon travail pendant cette période de stage fut de contrôler l’un de ces facteurs d’erreurs, le débitmètre. Son rôle est de mesurer une quantité précise de matières premières. L’une de mes missions a été de mettre en place différents plans de contrôle, ce qui va permettre d’assurer le suivi du bon fonctionnement des débitmètres, afin d’éviter tous soucis dans la production. La création d’un local de métrologie pour organiser le stockage des différents appareils de mesure et étalons, a également fait partie de mes missions.</text:span></text:p>
      <text:p text:style-name="P1" loext:marker-style-name="T7"><text:span text:style-name="T7">Dans un premier temps, je vais vous parler plus en détail de ma mission concernant les débitmètres, puis de la création du local de métrologie. Nous déroulerons mon organisation ainsi que les taches réalisées pour mener à bien ces projets.</text:span></text:p>
      <text:p text:style-name="P1" loext:marker-style-name="T7"><text:span text:style-name="T7"/></text:p>
      <text:p text:style-name="P4">Il y avait initialement 8 paragraphes.</text:p>
      <text:p text:style-name="Standard" loext:marker-style-name="T1"><text:span text:style-name="T1">Exercice 3 : lisez cette présentation d’entreprise. Effectuez des opérations de regroupement et de déplacement.</text:span><text:span text:style-name="T1"/></text:p>
      <text:p text:style-name="P12">AkzoNobel est une entreprise multinationale d’origine néerlandaise dont le siège social se trouve à Amsterdam. Elle est spécialisée dans la production de peintures et de produits chimiques. Elle possède plusieurs sites en France (Akzonobel Decorative Paints France SA) ainsi que dans plus de 80 pays différents. J’ai effectué mon stage sur le site de Montataire situé dans l’Oise.</text:p>
      <text:p text:style-name="P12">Numéro 1 mondial des peintures décoratives, le groupe AkzoNobel propose une gamme complète de produits de décoration. Cette gamme s’étend des revêtements architecturaux dont la peinture, au produit de traitement du bois en passant par les produits primaires tems que les additifs, les traitements muraux, les joints et les mastics. La gamme compte des marques notoires telles que Dulux, Trimetal, Sikkens, Flexa.</text:p>
      <text:p text:style-name="P1"/>
      <text:p text:style-name="P3">Le site de Montataire <office:annotation office:name="__Annotation__199_2070616286" loext:resolved="false"><dc:creator>Auteur inconnu</dc:creator><dc:date>2026-01-28T11:40:34.475941023</dc:date><text:p text:style-name="Comment">A supprimer</text:p></office:annotation>dans l’Oise <office:annotation-end office:name="__Annotation__199_2070616286"/>regroupe le siège social et les services support, le site de production et le centre de formation. C’est l’un des plus importants sites de production de peinture et de lasures du groupe. il est considéré comme un site stratégique en Europe. <text:span text:style-name="T11">Le site est une usine chimique qui conçoit, fabrique et commercialise des peintures décoratives et des lasures.</text:span></text:p>
      <text:p text:style-name="P2">Dans le site de production on retrouve : [plan annexe 1] Le LTS, 2 bâtiments contenant les bureaux des différents services. J’ai effectué mon stage dans le service Q&amp; Tec Qualité et Technologie (bâtiment 79).</text:p>
      <text:p text:style-name="P1">Les 4 unités de production. Elles ont chacune leur particularité avec leurs zones de production et de conditionnement ainsi que leur laboratoire pour effectuer les tests de suivi du produit.</text:p>
      <text:p text:style-name="P1"><text:soft-page-break/></text:p>
      <text:p text:style-name="P1" loext:marker-style-name="T3"><text:span text:style-name="T3">Exercice complémentaire : cette lettre de motivation propose un découpage en paragraphe trop émietté. Reconstruisez l’enchainement des paragraphes.</text:span><text:span text:style-name="T3"/></text:p>
      <text:p text:style-name="P5" loext:marker-style-name="T9"><text:span text:style-name="T8">Madame, Monsieur,</text:span><text:span text:style-name="T8"/></text:p>
      <text:p text:style-name="P6" loext:marker-style-name="T8"><text:span text:style-name="T8">Titulaire d’un baccalauréat général mathématiques-physique, je termine actuellement ma première année en BUT « mesures physiques » au sein de l’IUT de Bordeaux. </text:span><text:span text:style-name="T8"/></text:p>
      <text:p text:style-name="P6" loext:marker-style-name="T9"><text:span text:style-name="T10">J</text:span><text:span text:style-name="T8">e souhaite intégrer à la rentrée 2022, un cursus de formation en alternance. Aussi votre offre de poste de technicien laser parue sur le site de l’IUT a retenu mon attention.</text:span></text:p>
      <text:p text:style-name="P6" loext:marker-style-name="T9"><text:span text:style-name="T8">Afin de compléter l’acquisition de connaissances théoriques, je souhaite apprendre tout l’aspect pratique de ce métier. Rejoindre ALPhANOV serait pour moi une opportunité de le découvrir plus concrètement, auprès d’une équipe de professionnels qualifiés.</text:span><text:span text:style-name="T8"/></text:p>
      <text:p text:style-name="P6" loext:marker-style-name="T9"><text:span text:style-name="T8">Ce poste me correspond car la photonique est un domaine qui m’intéresse. Il nécessite de maîtriser la mise en œuvre de processus techniques clairement identifiés, à l’image de certains travaux dirigés. Dans le cadre de missions d’expérimentation et de développement, concernant des domaines qui se développent constamment. Comme la robotique que j’étudie dans le cadre des activités complémentaires proposées par l’IUT. J’ai acquis les bases de l’utilisation de Word et Excel. De même ma formation initiale inclut la maîtrise des processus de mesure en laboratoire.</text:span><text:span text:style-name="T8"/></text:p>
      <text:p text:style-name="P6" loext:marker-style-name="T9"><text:span text:style-name="T8">Autonome, j’ai le goût du travail en équipe et je suis motivé par l’aspect expérimental des missions. </text:span><text:span text:style-name="T8"/></text:p>
      <text:p text:style-name="P6" loext:marker-style-name="T9"><text:span text:style-name="T8">Disponible, je suis titulaire du permis B et dispose d’un véhicule.</text:span><text:span text:style-name="T8"/></text:p>
      <text:p text:style-name="P6" loext:marker-style-name="T9"><text:span text:style-name="T8">Je serais ravi de vous rencontrer afin d’échanger plus concrètement avec vous sur mes motivations pour ce poste et vos attentes concernant une telle collaboration.</text:span><text:span text:style-name="T8"/></text:p>
      <text:p text:style-name="P6" loext:marker-style-name="T9"><text:span text:style-name="T8">Je vous prie d’agréer, Madame, Monsieur, mes respectueuses salutations.</text:span><text:span text:style-name="T8"/></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AGaramondPro-Regular" fo:font-family="AGaramondPro-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Rapport et soutenance de stage – Exercice « Paragraphe »</text:p>
      </style:header>
      <style:footer>
        <text:p text:style-name="Footer">Exercices conçus par Pascal Plouchard – dpt MP IUT de Bordeaux</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YAL KANAAN-CAILLOL</meta:initial-creator>
    <meta:editing-cycles>17</meta:editing-cycles>
    <meta:creation-date>2023-01-31T10:24:00</meta:creation-date>
    <dc:date>2026-02-04T11:11:21.204366911</dc:date>
    <meta:editing-duration>PT1H37M35S</meta:editing-duration>
    <meta:generator>LibreOffice/24.2.7.2$Linux_X86_64 LibreOffice_project/420$Build-2</meta:generator>
    <meta:document-statistic meta:table-count="0" meta:image-count="0" meta:object-count="0" meta:page-count="3" meta:paragraph-count="33" meta:word-count="1307" meta:character-count="8468" meta:non-whitespace-character-count="7184"/>
    <meta:user-defined meta:name="AppVersion">16.0000</meta:user-defined>
    <meta:template xlink:type="simple" xlink:actuate="onRequest" xlink:title="Normal.dotm" xlink:href=""/>
  </office:meta>
</office:document-meta>
</file>